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2000000E0000634100004A4C8B8C0B6EC20B268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Roboto" svg:font-family="Roboto, sans-serif"/>
    <style:font-face style:name="arial" svg:font-family="arial, sans-serif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ohit Devanagari" svg:font-family="'Lohit Devanagari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-subtitle" style:list-style-name="L1">
      <style:graphic-properties draw:fill-color="#ffffff" draw:auto-grow-height="true" fo:min-height="14.4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413cm"/>
    </style:style>
    <style:style style:name="pr4" style:family="presentation" style:parent-style-name="Alizarin-outline1">
      <style:graphic-properties fo:min-height="13.75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Focus-outline1">
      <style:graphic-properties fo:min-height="13.75cm"/>
    </style:style>
    <style:style style:name="pr9" style:family="presentation" style:parent-style-name="Focus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" style:family="paragraph">
      <loext:graphic-properties draw:fill-color="#ffffff"/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start"/>
      <style:text-properties style:text-underline-style="solid" style:text-underline-width="auto" style:text-underline-color="font-color"/>
    </style:style>
    <style:style style:name="P7" style:family="paragraph">
      <style:text-properties fo:color="#222222" style:font-name="arial" fo:font-size="12pt" style:font-size-asian="14pt" style:font-name-complex="arial" style:font-size-complex="14pt"/>
    </style:style>
    <style:style style:name="P8" style:family="paragraph">
      <style:paragraph-properties fo:margin-top="0.132cm" fo:margin-bottom="0cm"/>
      <style:text-properties fo:color="#222222" style:font-name="arial" fo:font-size="12pt" style:font-size-asian="14pt" style:font-name-complex="arial" style:font-size-complex="1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style:text-properties fo:color="#303030" style:font-name="Roboto" fo:font-size="26pt" style:font-size-asian="26pt" style:font-name-complex="Roboto" style:font-size-complex="26pt"/>
    </style:style>
    <style:style style:name="P12" style:family="paragraph">
      <style:paragraph-properties fo:margin-left="1.27cm" fo:margin-right="0cm" fo:text-indent="-0.635cm"/>
      <style:text-properties fo:color="#303030" style:font-name="Roboto" fo:font-size="10.5pt" style:font-name-complex="Roboto"/>
    </style:style>
    <style:style style:name="P13" style:family="paragraph">
      <style:paragraph-properties fo:margin-left="1.27cm" fo:margin-right="0cm" fo:line-height="100%" fo:text-indent="-0.635cm"/>
      <style:text-properties fo:color="#303030" style:font-name="Roboto" fo:font-size="14pt" fo:font-weight="bold" style:font-size-asian="14pt" style:font-weight-asian="bold" style:font-name-complex="Roboto" style:font-size-complex="14pt" style:font-weight-complex="bold"/>
    </style:style>
    <style:style style:name="P14" style:family="paragraph">
      <style:paragraph-properties fo:margin-left="1.27cm" fo:margin-right="0cm" fo:margin-top="0.132cm" fo:margin-bottom="0cm" fo:line-height="100%" fo:text-indent="-0.635cm"/>
      <style:text-properties fo:color="#303030" style:font-name="Roboto" fo:font-size="14pt" fo:font-weight="bold" style:font-size-asian="14pt" style:font-weight-asian="bold" style:font-name-complex="Roboto" style:font-size-complex="14pt" style:font-weight-complex="bold"/>
    </style:style>
    <style:style style:name="P15" style:family="paragraph">
      <style:paragraph-properties fo:margin-left="1.27cm" fo:margin-right="0cm" fo:margin-top="0.132cm" fo:margin-bottom="0cm" fo:text-indent="-0.635cm"/>
      <style:text-properties fo:color="#303030" style:font-name="Roboto" fo:font-size="14pt" fo:font-weight="bold" style:font-size-asian="14pt" style:font-weight-asian="bold" style:font-name-complex="Roboto" style:font-size-complex="14pt" style:font-weight-complex="bold"/>
    </style:style>
    <style:style style:name="P16" style:family="paragraph">
      <style:paragraph-properties fo:margin-left="1.27cm" fo:margin-right="0cm" fo:margin-top="0.132cm" fo:margin-bottom="0cm" fo:text-indent="-0.635cm"/>
      <style:text-properties fo:font-weight="bold" style:font-weight-asian="bold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text-properties fo:color="#ed1c24" style:font-name="Liberation Serif" fo:font-size="44pt" style:font-size-asian="44pt" style:font-size-complex="44pt"/>
    </style:style>
    <style:style style:name="T1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2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4pt" style:text-underline-style="none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222222" style:text-outline="false" style:text-line-through-style="none" style:text-line-through-type="none" style:font-name="arial" fo:font-size="18pt" fo:font-style="normal" fo:text-shadow="none" fo:font-weight="normal" style:letter-kerning="true" style:font-name-asian="Noto Sans CJK SC Regular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22222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22222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22222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22222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22222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6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fo:color="#303030" style:text-outline="false" style:text-line-through-style="none" style:text-line-through-type="none" style:font-name="Roboto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Roboto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03030" style:text-outline="false" style:text-line-through-style="none" style:text-line-through-type="none" style:font-name="Roboto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Roboto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303030" style:font-name="Roboto" fo:font-size="18pt" fo:font-weight="bold" style:font-size-asian="18pt" style:font-weight-asian="bold" style:font-name-complex="Roboto" style:font-size-complex="18pt" style:font-weight-complex="bold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ed1c24" style:font-name="Liberation Serif" fo:font-size="44pt" style:font-size-asian="44pt" style:font-size-complex="44pt"/>
    </style:style>
    <text:list-style style:name="L1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6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2" draw:layer="layout" svg:width="26cm" svg:height="14.4cm" svg:x="-0.6cm" svg:y="4.2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2">Marketing</text:span></text:p>
              </text:list-item>
            </text:list>
            <text:p text:style-name="P1"><text:span text:style-name="T2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2">Web Marketing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><text:span text:style-name="T2"/></text:p>
            <text:list text:continue-numbering="true" text:style-name="L1">
              <text:list-item>
                <text:p text:style-name="P1"><text:span text:style-name="T2">Bureautique</text:span></text:p>
              </text:list-item>
            </text:list>
            <text:p text:style-name="P1"><text:span text:style-name="T2"/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1"><text:span text:style-name="T2">Outils web bureautique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4" draw:layer="layout" svg:width="16.2cm" svg:height="2.663cm" svg:x="6.6cm" svg:y="0.737cm" presentation:class="title" presentation:user-transformed="true">
          <draw:text-box>
            <text:list text:style-name="L4">
              <text:list-header>
                <text:p text:style-name="P4"><text:span text:style-name="T2">Marketing 1/1</text:span><text:span text:style-name="T2"><text:tab/></text:span><text:span text:style-name="T2"><text:tab/></text:span><text:span text:style-name="T2"><text:tab/></text:span></text:p>
              </text:list-header>
            </text:list>
          </draw:text-box>
        </draw:frame>
        <draw:frame presentation:style-name="pr4" draw:text-style-name="P5" draw:layer="layout" svg:width="25.5cm" svg:height="13cm" svg:x="1cm" svg:y="4.8cm" presentation:class="outline" presentation:user-transformed="true">
          <draw:text-box>
            <text:list text:style-name="L5">
              <text:list-item>
                <text:p text:style-name="P5"><text:span text:style-name="T3">Définition</text:span></text:p>
              </text:list-item>
            </text:list>
            <text:list text:style-name="L6">
              <text:list-item>
                <text:p text:style-name="P6"><text:span text:style-name="T4">Pour donner une vision simple du concept, le </text:span><text:span text:style-name="T4">marketing peut être défini comme un processus </text:span><text:span text:style-name="T4">consistant à identifier et qualifier des opportunités </text:span><text:span text:style-name="T4">commerciales et rentables, puis de définir et mettre </text:span><text:span text:style-name="T4">en place des actions nécessaires pour les exploiter </text:span><text:span text:style-name="T4">durablement.</text:span></text:p>
                <text:p text:style-name="P6"><text:span text:style-name="T4"/></text:p>
              </text:list-item>
              <text:list-item>
                <text:p text:style-name="P6"><text:span text:style-name="T4">C’est dans cette logique que le marketing internet </text:span><text:span text:style-name="T4">fédère un grand nombre de techniques et d’outils au </text:span><text:span text:style-name="T4">service d’une stratégie web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3" draw:layer="layout" svg:width="20.2cm" svg:height="2.957cm" svg:x="5.8cm" svg:y="0.243cm" presentation:class="title" presentation:user-transformed="true">
          <draw:text-box>
            <text:list text:style-name="L4">
              <text:list-header>
                <text:p text:style-name="P4"><text:span text:style-name="T2">Marketing <text:s/>1/2</text:span></text:p>
              </text:list-header>
            </text:list>
          </draw:text-box>
        </draw:frame>
        <draw:frame presentation:style-name="pr4" draw:text-style-name="P9" draw:layer="layout" svg:width="25.5cm" svg:height="13cm" svg:x="1.1cm" svg:y="4.8cm" presentation:class="outline" presentation:user-transformed="true">
          <draw:text-box>
            <text:list text:style-name="L5">
              <text:list-item>
                <text:p>Les branches du marketing digital</text:p>
              </text:list-item>
            </text:list>
            <text:list text:style-name="L7">
              <text:list-item>
                <text:p><text:span text:style-name="T5">Mailing </text:span>:</text:p>
              </text:list-item>
            </text:list>
            <text:p text:style-name="P7"><text:span text:style-name="T6">Un mailing ou <text:s/>publipostage courrier est une campagne de marketing direct qu</text:span><text:span text:style-name="T7">i</text:span><text:span text:style-name="T8"> consiste à </text:span><text:span text:style-name="T8">envoyer une proposition commerciale plus ou moins personnalisée par voie postale ou </text:span><text:span text:style-name="T8">courriel à un ensemble d’individus soigneusement ciblés.</text:span></text:p>
            <text:p text:style-name="P7"><text:span text:style-name="T9"/></text:p>
            <text:list text:style-name="L9">
              <text:list-item>
                <text:p text:style-name="P7"><text:span text:style-name="T10">Le référencement :</text:span></text:p>
              </text:list-item>
            </text:list>
            <text:p text:style-name="P8"><text:span text:style-name="T8">Le référencement est une technique d'optimisation qui a pour but d'améliorer votre </text:span><text:span text:style-name="T8">classement dans les résultats de recherche tel que Google (Yahoo, Bing, etc.) afin </text:span><text:span text:style-name="T8">d'augmenter le trafic de visiteurs sur votre site web.</text:span></text:p>
            <text:p text:style-name="P8"><text:span text:style-name="T8"/></text:p>
            <text:list text:continue-numbering="true" text:style-name="L9">
              <text:list-item>
                <text:p text:style-name="P8"><text:span text:style-name="T10">Community Management</text:span></text:p>
                <text:p text:style-name="P8"><text:span text:style-name="T11">C’est une activité de gestion de la présence d’une marque ou organisation </text:span><text:span text:style-name="T11">d’une marque sur les réseaux sociaux et au web.</text:span></text:p>
              </text:list-item>
            </text:list>
            <text:list text:style-name="L7">
              <text:list-header>
                <text:p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3" draw:layer="layout" svg:width="20.4cm" svg:height="2.5cm" svg:x="3.4cm" svg:y="0.6cm" presentation:class="titl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">Web Marketing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5cm" svg:height="13cm" svg:x="1cm" svg:y="5.5cm" presentation:class="outline" presentation:user-transformed="true">
          <draw:text-box>
            <text:list text:style-name="L5">
              <text:list-header>
                <text:p text:style-name="P10"><text:span text:style-name="T13">Le web-marketing est l’ensemble des techniques marketings et </text:span><text:span text:style-name="T13">publicitaires utilisé dans un environnement internet.</text:span></text:p>
              </text:list-header>
              <text:list-item>
                <text:p text:style-name="P10"><text:span text:style-name="T13">IL s’inspire également des techniques et des méthodes propres </text:span><text:span text:style-name="T13">du marketing traditionnel.</text:span></text:p>
              </text:list-item>
              <text:list-item>
                <text:p text:style-name="P10"><text:span text:style-name="T14"/></text:p>
              </text:list-item>
              <text:list-item>
                <text:p text:style-name="P10"><text:span text:style-name="T15">Le web marketing tourne autour de 4aspects :</text:span></text:p>
              </text:list-item>
            </text:list>
            <text:list text:style-name="L10">
              <text:list-item>
                <text:p text:style-name="P10"><text:span text:style-name="T16">Stratégie</text:span></text:p>
              </text:list-item>
            </text:list>
            <text:list text:style-name="L11">
              <text:list-item>
                <text:p text:style-name="P10"><text:span text:style-name="T16">Trafic</text:span></text:p>
              </text:list-item>
            </text:list>
            <text:list text:style-name="L12">
              <text:list-item>
                <text:p text:style-name="P10"><text:span text:style-name="T16">Performance</text:span></text:p>
              </text:list-item>
              <text:list-item>
                <text:p text:style-name="P10"><text:span text:style-name="T16">Fidéliser les clients</text:span></text:p>
              </text:list-item>
            </text:list>
            <text:list text:style-name="L5">
              <text:list-item>
                <text:p text:style-name="P10"><text:span text:style-name="T16"/></text:p>
              </text:list-item>
              <text:list-item>
                <text:p text:style-name="P10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3" draw:layer="layout" svg:width="17.8cm" svg:height="2.5cm" svg:x="5cm" svg:y="0.6cm" presentation:class="title" presentation:user-transformed="true">
          <draw:text-box>
            <text:list text:style-name="L4">
              <text:list-header>
                <text:p><text:span text:style-name="T2">Bureautique 1/1</text:span></text:p>
              </text:list-header>
            </text:list>
          </draw:text-box>
        </draw:frame>
        <draw:frame presentation:style-name="pr4" draw:text-style-name="P9" draw:layer="layout" svg:width="25.5cm" svg:height="13cm" svg:x="0.9cm" svg:y="5.2cm" presentation:class="outline" presentation:user-transformed="true">
          <draw:text-box>
            <text:p text:style-name="P11"><text:span text:style-name="T17">On appelle bureautique l'ensemble des moyens et </text:span><text:span text:style-name="T17">méthodes appliqués aux activités de bureau </text:span><text:span text:style-name="T17">permettant de traiter informatiquement des </text:span><text:span text:style-name="T17">informations écrites, visuelles ou sonores.</text:span></text:p>
            <text:p text:style-name="P11"><text:span text:style-name="T17"/></text:p>
            <text:p text:style-name="P11"><text:span text:style-name="T17"/></text:p>
            <text:list text:style-name="L8">
              <text:list-item>
                <text:p text:style-name="P12"><text:span text:style-name="T18">Simplifier notre mode travail</text:span></text:p>
              </text:list-item>
              <text:list-item>
                <text:p text:style-name="P12"><text:span text:style-name="T18">Améliorer le travail (personnel ou d’équipe)</text:span></text:p>
              </text:list-item>
              <text:list-item>
                <text:p text:style-name="P12"><text:span text:style-name="T18">Automatiser l'organisation des </text:span><text:span text:style-name="T18">activités(entreprise,organisation ou groupe de </text:span><text:span text:style-name="T18">personne)grâce au TCAO(Travail collaboratif assisté par </text:span><text:span text:style-name="T18">ordinateu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5" draw:layer="layout" svg:width="17cm" svg:height="2.5cm" svg:x="5.4cm" svg:y="0.9cm" presentation:class="title" presentation:user-transformed="true">
          <draw:text-box>
            <text:list text:style-name="L4">
              <text:list-header>
                <text:p><text:span text:style-name="T2">Bureautique 1/2</text:span></text:p>
              </text:list-header>
            </text:list>
          </draw:text-box>
        </draw:frame>
        <draw:frame presentation:style-name="pr6" draw:text-style-name="P17" draw:layer="layout" svg:width="25.5cm" svg:height="13cm" svg:x="1cm" svg:y="5.5cm" presentation:class="outline" presentation:user-transformed="true">
          <draw:text-box>
            <text:list text:style-name="L8">
              <text:list-item>
                <text:p text:style-name="P13"><text:span text:style-name="T19">Échange d'informations</text:span></text:p>
              </text:list-item>
              <text:list-item>
                <text:p text:style-name="P14"><text:span text:style-name="T19">Gestion des documents administratifs</text:span></text:p>
              </text:list-item>
              <text:list-item>
                <text:p text:style-name="P14"><text:span text:style-name="T19">Manipulation de données numériques</text:span></text:p>
              </text:list-item>
              <text:list-item>
                <text:p text:style-name="P15"><text:span text:style-name="T19">Panification de rendez-vous et gestion des emplois du temps</text:span></text:p>
              </text:list-item>
              <text:list-item>
                <text:p text:style-name="P15"><text:span text:style-name="T20">Un traitement de texte (word)</text:span></text:p>
              </text:list-item>
              <text:list-item>
                <text:p text:style-name="P16"><text:span text:style-name="T20">Un tableur (Excel,libre officecalc)</text:span></text:p>
              </text:list-item>
              <text:list-item>
                <text:p text:style-name="P15"><text:span text:style-name="T19">Un outil de présentation (powerPoint , libreOfficeImpress)</text:span></text:p>
              </text:list-item>
              <text:list-item>
                <text:p text:style-name="P16"><text:span text:style-name="T20">Une base de donnée(access)</text:span></text:p>
              </text:list-item>
              <text:list-item>
                <text:p text:style-name="P15"><text:span text:style-name="T19">Un agenda(outlook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5" draw:layer="layout" svg:width="23.2cm" svg:height="2.5cm" svg:x="0.6cm" svg:y="0.6cm" presentation:class="titl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">Outils web bureautique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0">
              <text:list-item>
                <text:p><text:span text:style-name="T21">Google drive</text:span></text:p>
              </text:list-item>
              <text:list-item>
                <text:p><text:span text:style-name="T21">Framadate </text:span><text:span text:style-name="T19">(sondage, création RDV)</text:span></text:p>
              </text:list-item>
              <text:list-item>
                <text:p><text:span text:style-name="T21">Google docs Viewer <text:s/></text:span><text:span text:style-name="T19">(afficher document en ligne)</text:span></text:p>
              </text:list-item>
              <text:list-item>
                <text:p><text:span text:style-name="T21">Scribd</text:span><text:span text:style-name="T19">(site de partage de documents)</text:span></text:p>
              </text:list-item>
              <text:list-item>
                <text:p><text:span text:style-name="T21">Google Analytics</text:span></text:p>
                <text:p><text:span text:style-name="T13"><text:s/></text:span></text:p>
                <text:p><text:span text:style-name="T13"/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cus" presentation:presentation-page-layout-name="AL2T1">
        <draw:frame presentation:style-name="pr8" draw:text-style-name="P18" draw:layer="layout" svg:width="7.116cm" svg:height="6.344cm" svg:x="10.404cm" svg:y="9.6cm" presentation:class="outline" presentation:user-transformed="true">
          <draw:text-box>
            <text:list text:style-name="L13">
              <text:list-item>
                <text:p text:style-name="P18"><text:span text:style-name="T22">MERCI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9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Roboto" svg:font-family="Roboto, sans-serif"/>
    <style:font-face style:name="arial" svg:font-family="arial, sans-serif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ohit Devanagari" svg:font-family="'Lohit Devanagari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" fo:font-family="'DejaVu Sans'" style:font-style-name="Book" style:font-family-generic="swiss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end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layer="backgroundobjects" svg:width="6.5cm" svg:height="1.449cm" svg:x="21cm" svg:y="19cm" presentation:class="date-time">
        <draw:text-box>
          <text:p text:style-name="MP11"><presentation:date-time/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" style:page-layout-name="PM1" draw:style-name="Mdp1"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13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9T09:37:12.611199341</meta:creation-date>
    <dc:date>2018-03-29T12:09:12.553840399</dc:date>
    <meta:editing-duration>PT1H48M4S</meta:editing-duration>
    <meta:editing-cycles>29</meta:editing-cycles>
    <meta:generator>LibreOffice/5.4.5.1$Linux_X86_64 LibreOffice_project/40m0$Build-1</meta:generator>
    <meta:document-statistic meta:object-count="78"/>
  </office:meta>
</office:document-meta>
</file>